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10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511" calcext:value-type="float">
            <text:p>20120511</text:p>
          </table:table-cell>
          <table:table-cell office:value-type="string" calcext:value-type="string">
            <text:p>_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x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.nc</text:p>
          </table:table-cell>
          <table:table-cell table:formula="of:=CONCATENATE([.A1];[.B1];[.C1];[.D1];[.E1];[.F1];[.G1];[.H1];[.I1];[.J1];[.K1])" office:value-type="string" office:string-value="/vols/talos/home/stephan/data/life_cycle/Handtracks/handtrack_20120511_1500_5_266x106.nc" calcext:value-type="string">
            <text:p>/vols/talos/home/stephan/data/life_cycle/Handtracks/handtrack_20120511_1500_5_266x106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422" calcext:value-type="float">
            <text:p>20120422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1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.nc</text:p>
          </table:table-cell>
          <table:table-cell table:formula="of:=CONCATENATE([.A2];[.B2];[.C2];[.D2];[.E2];[.F2];[.G2];[.H2];[.I2];[.J2];[.K2])" office:value-type="string" office:string-value="/vols/talos/home/stephan/data/life_cycle/Handtracks/handtrack_20120422_0910_5_186x49.nc" calcext:value-type="string">
            <text:p>/vols/talos/home/stephan/data/life_cycle/Handtracks/handtrack_20120422_0910_5_186x49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511" calcext:value-type="float">
            <text:p>20120511</text:p>
          </table:table-cell>
          <table:table-cell office:value-type="string" calcext:value-type="string">
            <text:p>_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x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.nc</text:p>
          </table:table-cell>
          <table:table-cell table:formula="of:=CONCATENATE([.A3];[.B3];[.C3];[.D3];[.E3];[.F3];[.G3];[.H3];[.I3];[.J3];[.K3])" office:value-type="string" office:string-value="/vols/talos/home/stephan/data/life_cycle/Handtracks/handtrack_20120511_1520_5_202x131.nc" calcext:value-type="string">
            <text:p>/vols/talos/home/stephan/data/life_cycle/Handtracks/handtrack_20120511_1520_5_202x131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522" calcext:value-type="float">
            <text:p>20120522</text:p>
          </table:table-cell>
          <table:table-cell office:value-type="string" calcext:value-type="string">
            <text:p>_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.nc</text:p>
          </table:table-cell>
          <table:table-cell table:formula="of:=CONCATENATE([.A4];[.B4];[.C4];[.D4];[.E4];[.F4];[.G4];[.H4];[.I4];[.J4];[.K4])" office:value-type="string" office:string-value="/vols/talos/home/stephan/data/life_cycle/Handtracks/handtrack_20120522_1400_5_239x69.nc" calcext:value-type="string">
            <text:p>/vols/talos/home/stephan/data/life_cycle/Handtracks/handtrack_20120522_1400_5_239x69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524" calcext:value-type="float">
            <text:p>20120524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x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.nc</text:p>
          </table:table-cell>
          <table:table-cell table:formula="of:=CONCATENATE([.A5];[.B5];[.C5];[.D5];[.E5];[.F5];[.G5];[.H5];[.I5];[.J5];[.K5])" office:value-type="string" office:string-value="/vols/talos/home/stephan/data/life_cycle/Handtracks/handtrack_20120524_0928_5_165x157.nc" calcext:value-type="string">
            <text:p>/vols/talos/home/stephan/data/life_cycle/Handtracks/handtrack_20120524_0928_5_165x157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603" calcext:value-type="float">
            <text:p>20120603</text:p>
          </table:table-cell>
          <table:table-cell office:value-type="string" calcext:value-type="string">
            <text:p>_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x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.nc</text:p>
          </table:table-cell>
          <table:table-cell table:formula="of:=CONCATENATE([.A6];[.B6];[.C6];[.D6];[.E6];[.F6];[.G6];[.H6];[.I6];[.J6];[.K6])" office:value-type="string" office:string-value="/vols/talos/home/stephan/data/life_cycle/Handtracks/handtrack_20120603_1505_5_202x140.nc" calcext:value-type="string">
            <text:p>/vols/talos/home/stephan/data/life_cycle/Handtracks/handtrack_20120603_1505_5_202x140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611" calcext:value-type="float">
            <text:p>20120611</text:p>
          </table:table-cell>
          <table:table-cell office:value-type="string" calcext:value-type="string">
            <text:p>_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x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.nc</text:p>
          </table:table-cell>
          <table:table-cell table:formula="of:=CONCATENATE([.A7];[.B7];[.C7];[.D7];[.E7];[.F7];[.G7];[.H7];[.I7];[.J7];[.K7])" office:value-type="string" office:string-value="/vols/talos/home/stephan/data/life_cycle/Handtracks/handtrack_20120611_1420_5_235x164.nc" calcext:value-type="string">
            <text:p>/vols/talos/home/stephan/data/life_cycle/Handtracks/handtrack_20120611_1420_5_235x164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630" calcext:value-type="float">
            <text:p>20120630</text:p>
          </table:table-cell>
          <table:table-cell office:value-type="string" calcext:value-type="string">
            <text:p>_</text:p>
          </table:table-cell>
          <table:table-cell office:value-type="float" office:value="1330" calcext:value-type="float">
            <text:p>133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x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.nc</text:p>
          </table:table-cell>
          <table:table-cell table:formula="of:=CONCATENATE([.A8];[.B8];[.C8];[.D8];[.E8];[.F8];[.G8];[.H8];[.I8];[.J8];[.K8])" office:value-type="string" office:string-value="/vols/talos/home/stephan/data/life_cycle/Handtracks/handtrack_20120630_1330_5_155x149.nc" calcext:value-type="string">
            <text:p>/vols/talos/home/stephan/data/life_cycle/Handtracks/handtrack_20120630_1330_5_155x149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705" calcext:value-type="float">
            <text:p>20120705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84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x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.nc</text:p>
          </table:table-cell>
          <table:table-cell table:formula="of:=CONCATENATE([.A9];[.B9];[.C9];[.D9];[.E9];[.F9];[.G9];[.H9];[.I9];[.J9];[.K9])" office:value-type="string" office:string-value="/vols/talos/home/stephan/data/life_cycle/Handtracks/handtrack_20120705_0845_5_208x144.nc" calcext:value-type="string">
            <text:p>/vols/talos/home/stephan/data/life_cycle/Handtracks/handtrack_20120705_0845_5_208x144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708" calcext:value-type="float">
            <text:p>20120708</text:p>
          </table:table-cell>
          <table:table-cell office:value-type="string" calcext:value-type="string">
            <text:p>_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x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.nc</text:p>
          </table:table-cell>
          <table:table-cell table:formula="of:=CONCATENATE([.A10];[.B10];[.C10];[.D10];[.E10];[.F10];[.G10];[.H10];[.I10];[.J10];[.K10])" office:value-type="string" office:string-value="/vols/talos/home/stephan/data/life_cycle/Handtracks/handtrack_20120708_1410_5_193x174.nc" calcext:value-type="string">
            <text:p>/vols/talos/home/stephan/data/life_cycle/Handtracks/handtrack_20120708_1410_5_193x174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711" calcext:value-type="float">
            <text:p>20120711</text:p>
          </table:table-cell>
          <table:table-cell office:value-type="string" calcext:value-type="string">
            <text:p>_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nc</text:p>
          </table:table-cell>
          <table:table-cell table:formula="of:=CONCATENATE([.A11];[.B11];[.C11];[.D11];[.E11];[.F11];[.G11];[.H11];[.I11];[.J11];[.K11])" office:value-type="string" office:string-value="/vols/talos/home/stephan/data/life_cycle/Handtracks/handtrack_20120711_1150_5_277x107.nc" calcext:value-type="string">
            <text:p>/vols/talos/home/stephan/data/life_cycle/Handtracks/handtrack_20120711_1150_5_277x107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728" calcext:value-type="float">
            <text:p>2012072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1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x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.nc</text:p>
          </table:table-cell>
          <table:table-cell table:formula="of:=CONCATENATE([.A12];[.B12];[.C12];[.D12];[.E12];[.F12];[.G12];[.H12];[.I12];[.J12];[.K12])" office:value-type="string" office:string-value="/vols/talos/home/stephan/data/life_cycle/Handtracks/handtrack_20120728_0910_5_250x107.nc" calcext:value-type="string">
            <text:p>/vols/talos/home/stephan/data/life_cycle/Handtracks/handtrack_20120728_0910_5_250x107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20820" calcext:value-type="float">
            <text:p>201208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x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.nc</text:p>
          </table:table-cell>
          <table:table-cell table:formula="of:=CONCATENATE([.A13];[.B13];[.C13];[.D13];[.E13];[.F13];[.G13];[.H13];[.I13];[.J13];[.K13])" office:value-type="string" office:string-value="/vols/talos/home/stephan/data/life_cycle/Handtracks/handtrack_20120820_1240_5_164x151.nc" calcext:value-type="string">
            <text:p>/vols/talos/home/stephan/data/life_cycle/Handtracks/handtrack_20120820_1240_5_164x151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607" calcext:value-type="float">
            <text:p>20130607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30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x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.nc</text:p>
          </table:table-cell>
          <table:table-cell table:formula="of:=CONCATENATE([.A14];[.B14];[.C14];[.D14];[.E14];[.F14];[.G14];[.H14];[.I14];[.J14];[.K14])" office:value-type="string" office:string-value="/vols/talos/home/stephan/data/life_cycle/Handtracks/handtrack_20130607_1305_5_226x130.nc" calcext:value-type="string">
            <text:p>/vols/talos/home/stephan/data/life_cycle/Handtracks/handtrack_20130607_1305_5_226x130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618" calcext:value-type="float">
            <text:p>201306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14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x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.nc</text:p>
          </table:table-cell>
          <table:table-cell table:formula="of:=CONCATENATE([.A15];[.B15];[.C15];[.D15];[.E15];[.F15];[.G15];[.H15];[.I15];[.J15];[.K15])" office:value-type="string" office:string-value="/vols/talos/home/stephan/data/life_cycle/Handtracks/handtrack_20130618_1140_5_249x118.nc" calcext:value-type="string">
            <text:p>/vols/talos/home/stephan/data/life_cycle/Handtracks/handtrack_20130618_1140_5_249x118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618" calcext:value-type="float">
            <text:p>2013061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5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x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.nc</text:p>
          </table:table-cell>
          <table:table-cell table:formula="of:=CONCATENATE([.A16];[.B16];[.C16];[.D16];[.E16];[.F16];[.G16];[.H16];[.I16];[.J16];[.K16])" office:value-type="string" office:string-value="/vols/talos/home/stephan/data/life_cycle/Handtracks/handtrack_20130618_1255_5_215x114.nc" calcext:value-type="string">
            <text:p>/vols/talos/home/stephan/data/life_cycle/Handtracks/handtrack_20130618_1255_5_215x114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620" calcext:value-type="float">
            <text:p>20130620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x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.nc</text:p>
          </table:table-cell>
          <table:table-cell table:formula="of:=CONCATENATE([.A17];[.B17];[.C17];[.D17];[.E17];[.F17];[.G17];[.H17];[.I17];[.J17];[.K17])" office:value-type="string" office:string-value="/vols/talos/home/stephan/data/life_cycle/Handtracks/handtrack_20130620_1000_5_175x129.nc" calcext:value-type="string">
            <text:p>/vols/talos/home/stephan/data/life_cycle/Handtracks/handtrack_20130620_1000_5_175x129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508" calcext:value-type="float">
            <text:p>20130508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40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.nc</text:p>
          </table:table-cell>
          <table:table-cell table:formula="of:=CONCATENATE([.A18];[.B18];[.C18];[.D18];[.E18];[.F18];[.G18];[.H18];[.I18];[.J18];[.K18])" office:value-type="string" office:string-value="/vols/talos/home/stephan/data/life_cycle/Handtracks/handtrack_20130508_1405_5_138x186.nc" calcext:value-type="string">
            <text:p>/vols/talos/home/stephan/data/life_cycle/Handtracks/handtrack_20130508_1405_5_138x186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30806" calcext:value-type="float">
            <text:p>20130806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x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.nc</text:p>
          </table:table-cell>
          <table:table-cell table:formula="of:=CONCATENATE([.A19];[.B19];[.C19];[.D19];[.E19];[.F19];[.G19];[.H19];[.I19];[.J19];[.K19])" office:value-type="string" office:string-value="/vols/talos/home/stephan/data/life_cycle/Handtracks/handtrack_20130806_0925_5_251x112.nc" calcext:value-type="string">
            <text:p>/vols/talos/home/stephan/data/life_cycle/Handtracks/handtrack_20130806_0925_5_251x112.nc</text:p>
          </table:table-cell>
        </table:table-row>
        <table:table-row table:style-name="ro1">
          <table:table-cell office:value-type="string" calcext:value-type="string">
            <text:p>/vols/talos/home/stephan/data/life_cycle/Handtracks/handtrack_</text:p>
          </table:table-cell>
          <table:table-cell office:value-type="float" office:value="20140423" calcext:value-type="float">
            <text:p>20140423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_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x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.nc</text:p>
          </table:table-cell>
          <table:table-cell table:formula="of:=CONCATENATE([.A20];[.B20];[.C20];[.D20];[.E20];[.F20];[.G20];[.H20];[.I20];[.J20];[.K20])" office:value-type="string" office:string-value="/vols/talos/home/stephan/data/life_cycle/Handtracks/handtrack_20140423_1225_5_234x70.nc" calcext:value-type="string">
            <text:p>/vols/talos/home/stephan/data/life_cycle/Handtracks/handtrack_20140423_1225_5_234x70.n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Lenk</meta:initial-creator>
    <meta:creation-date>2017-10-26T09:59:35.683617206</meta:creation-date>
    <dc:date>2017-10-26T10:08:16.814802585</dc:date>
    <dc:creator>Stephan Lenk</dc:creator>
    <meta:editing-duration>PT8M44S</meta:editing-duration>
    <meta:editing-cycles>1</meta:editing-cycles>
    <meta:document-statistic meta:table-count="1" meta:cell-count="240" meta:object-count="0"/>
    <meta:generator>LibreOffice/5.2.0.4$Linux_X86_64 LibreOffice_project/066b007f5ebcc236395c7d282ba488bca6720265</meta:generator>
  </office:meta>
</office:document-meta>
</file>